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section text:style-name="Sect1" text:name="8bc3c2c4-3c06-51d2-1732-3d37174d00eb">
        <text:p text:style-name="Standard"><text:a xlink:type="simple" xlink:href="https://leetcode.com/problems/largest-divisible-subset/" text:style-name="Internet_20_link" text:visited-style-name="Visited_20_Internet_20_Link"><text:span text:style-name="T1">368. Largest Divisible Subset</text:span></text:a></text:p>
        <text:p text:style-name="P3">Medium</text:p>
        <text:p text:style-name="P3"/>
        <text:p text:style-name="P4"><text:span text:style-name="T1">Given a set of </text:span><text:span text:style-name="Strong_20_Emphasis"><text:span text:style-name="T1">distinct</text:span></text:span><text:span text:style-name="T1"> positive integers </text:span><text:span text:style-name="Source_20_Text"><text:span text:style-name="T2">nums</text:span></text:span><text:span text:style-name="T1">, return the largest subset </text:span><text:span text:style-name="Source_20_Text"><text:span text:style-name="T2">answer</text:span></text:span><text:span text:style-name="T1"> such that every pair </text:span><text:span text:style-name="Source_20_Text"><text:span text:style-name="T2">(answer[i], answer[j])</text:span></text:span><text:span text:style-name="T1"> of elements in this subset satisfies:</text:span></text:p>
        <text:list xml:id="list3698878352" text:style-name="L1">
          <text:list-item>
            <text:p text:style-name="P5"><text:span text:style-name="Source_20_Text"><text:span text:style-name="T2">answer[i] % answer[j] == 0</text:span></text:span><text:span text:style-name="T1">, or</text:span></text:p>
          </text:list-item>
          <text:list-item>
            <text:p text:style-name="P6"><text:span text:style-name="Source_20_Text"><text:span text:style-name="T2">answer[j] % answer[i] == 0</text:span></text:span></text:p>
          </text:list-item>
        </text:list>
        <text:p text:style-name="P7">If there are multiple solutions, return any of them.</text:p>
        <text:p text:style-name="P7"> </text:p>
        <text:p text:style-name="P4"><text:span text:style-name="Strong_20_Emphasis"><text:span text:style-name="T1">Example 1:</text:span></text:span></text:p>
        <text:p text:style-name="P2"><text:span text:style-name="Strong_20_Emphasis"><text:span text:style-name="T1">Input:</text:span></text:span><text:span text:style-name="T1"> nums = [1,2,3]</text:span></text:p>
        <text:p text:style-name="P2"><text:span text:style-name="Strong_20_Emphasis"><text:span text:style-name="T1">Output:</text:span></text:span><text:span text:style-name="T1"> [1,2]</text:span></text:p>
        <text:p text:style-name="P1"><text:span text:style-name="Strong_20_Emphasis"><text:span text:style-name="T1">Explanation:</text:span></text:span><text:span text:style-name="T1"> [1,3] is also accepted.</text:span></text:p>
        <text:p text:style-name="P4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nums = [1,2,4,8]</text:span></text:p>
        <text:p text:style-name="P1"><text:span text:style-name="Strong_20_Emphasis"><text:span text:style-name="T1">Output:</text:span></text:span><text:span text:style-name="T1"> [1,2,4,8]</text:span></text:p>
        <text:p text:style-name="P7"> </text:p>
        <text:p text:style-name="P4"><text:span text:style-name="Strong_20_Emphasis"><text:span text:style-name="T1">Constraints:</text:span></text:span></text:p>
        <text:list xml:id="list2633315342" text:style-name="L2">
          <text:list-item>
            <text:p text:style-name="P8"><text:span text:style-name="Source_20_Text"><text:span text:style-name="T2">1 &lt;= nums.length &lt;= 1000</text:span></text:span></text:p>
          </text:list-item>
          <text:list-item>
            <text:p text:style-name="P8"><text:span text:style-name="Source_20_Text"><text:span text:style-name="T2">1 &lt;= nums[i] &lt;= 2 * 10</text:span></text:span><text:span text:style-name="Source_20_Text"><text:span text:style-name="T1">9</text:span></text:span></text:p>
          </text:list-item>
          <text:list-item>
            <text:p text:style-name="P9"><text:span text:style-name="T1">All the integers in </text:span><text:span text:style-name="Source_20_Text"><text:span text:style-name="T2">nums</text:span></text:span><text:span text:style-name="T1"> are </text:span><text:span text:style-name="Strong_20_Emphasis"><text:span text:style-name="T1">unique</text:span></text:span><text:span text:style-name="T1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9T15:07:07.363000000</dc:date>
    <meta:editing-duration>PT1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9" meta:word-count="96" meta:character-count="537" meta:non-whitespace-character-count="461"/>
  </office:meta>
</office:document-meta>
</file>